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4.77cm" fo:min-width="4.156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draw:stroke="solid" draw:stroke-dash="Double_20_Dash" svg:stroke-width="0.03cm" svg:stroke-color="#000000" draw:marker-start="Dimension_20_Line" draw:marker-start-width="0.26cm" draw:marker-end="Dimension_20_Line" draw:marker-end-width="0.26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72cm" svg:y1="8.42cm" svg:x2="6.72cm" svg:y2="12.04cm">
          <text:p/>
        </draw:line>
        <draw:line draw:style-name="gr1" draw:text-style-name="P1" draw:layer="layout" svg:x1="1.913cm" svg:y1="1.729cm" svg:x2="1.913cm" svg:y2="3.229cm">
          <text:p/>
        </draw:line>
        <draw:g>
          <svg:title>TexMaths</svg:title>
          <svg:desc>12§latex§$U_{0}$§svg§600§TRUE§</svg:desc>
          <draw:g>
            <draw:path draw:style-name="gr2" draw:text-style-name="P2" draw:layer="layout" svg:width="0.289cm" svg:height="0.294cm" svg:x="2.604cm" svg:y="3.376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2" draw:text-style-name="P2" draw:layer="layout" svg:width="0.135cm" svg:height="0.2cm" svg:x="2.877cm" svg:y="3.53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line draw:style-name="gr3" draw:text-style-name="P1" draw:layer="layout" svg:x1="1.903cm" svg:y1="1.739cm" svg:x2="6.893cm" svg:y2="1.739cm">
          <text:p/>
        </draw:line>
        <draw:custom-shape draw:style-name="gr4" draw:text-style-name="P3" draw:layer="layout" svg:width="0.5cm" svg:height="1.2cm" draw:transform="rotate (1.5707963267949) translate (3.305cm 2.001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i}$§svg§600§TRUE§</svg:desc>
          <draw:g>
            <draw:path draw:style-name="gr2" draw:text-style-name="P2" draw:layer="layout" svg:width="0.299cm" svg:height="0.295cm" svg:x="3.686cm" svg:y="2.155cm" svg:viewBox="0 0 300 296" svg:d="M140 29c3-10 5-15 12-16 3 0 18 0 26 0 30 0 75 0 75 42 0 13-6 43-22 59-11 11-34 25-71 25-15 0-31 0-46 0 8-37 17-74 26-110zM201 144c42-10 92-39 92-81 0-37-38-63-92-63-40 0-80 0-120 0-8 0-12 0-12 8 0 5 4 5 11 5 1 0 10 0 17 1 7 0 11 2 11 6 0 3 0 4-2 9-18 75-37 150-56 225-5 15-5 19-38 19-7 0-12 0-12 8 0 5 4 4 6 5 12 0 41-1 53-1 11 0 41 1 53 1 4 0 9 0 9-8 0-5-4-5-12-5-16 0-28 0-28-7 0-3 1-5 1-7 10-38 20-75 29-112 17 0 33 0 49 0 38 0 46 24 46 39 0 6-3 19-5 28-4 12-7 28-7 36 0 46 50 46 56 46 35 0 50-43 50-48 0-6-5-6-6-6-4 0-4 3-5 6-10 31-28 38-38 38-14 0-17-9-17-25 0-13 3-35 4-48 1-6 2-14 2-20 0-33-28-45-39-49z">
              <text:p/>
            </draw:path>
            <draw:path draw:style-name="gr2" draw:text-style-name="P2" draw:layer="layout" svg:width="0.087cm" svg:height="0.197cm" svg:x="4.002cm" svg:y="2.309cm" svg:viewBox="0 0 88 198" svg:d="M81 11c0-4-3-11-12-11-8 0-16 7-16 17 0 5 3 11 12 11 8 0 16-9 16-17zM22 160c-2 4-4 8-4 12 0 15 12 26 29 26 28 0 41-41 41-45 0-5-3-5-4-5-4 0-5 3-6 5-6 24-19 36-31 36-6 0-8-3-8-9 0-8 3-14 5-20 4-8 6-15 10-24 2-7 13-33 14-37 1-2 3-6 3-9 0-13-12-24-29-24-29 0-42 39-42 44 0 4 4 4 5 4 3 0 5-1 5-5 8-25 20-36 31-36 4 0 8 2 8 11 0 7-2 11-10 29-6 16-12 31-17 47z">
              <text:p/>
            </draw:path>
          </draw:g>
        </draw:g>
        <draw:line draw:style-name="gr1" draw:text-style-name="P1" draw:layer="layout" svg:x1="10.883cm" svg:y1="8.42cm" svg:x2="10.883cm" svg:y2="12.04cm">
          <text:p/>
        </draw:line>
        <draw:g>
          <draw:custom-shape draw:style-name="gr5" draw:text-style-name="P4" draw:layer="layout" svg:width="0.75cm" svg:height="0.75cm" svg:x="6.35cm" svg:y="9.7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V$§svg§600§TRUE§</svg:desc>
            <draw:g>
              <draw:path draw:style-name="gr2" draw:text-style-name="P2" draw:layer="layout" svg:width="0.297cm" svg:height="0.294cm" svg:x="6.6cm" svg:y="10.003cm" svg:viewBox="0 0 298 295" svg:d="M239 48c21-32 39-34 53-35 6 0 6-7 6-8 0-4-2-5-6-5-11 0-23 1-33 1-15 0-29-1-42-1-3 0-9 0-9 8 0 5 5 5 7 5 12 1 20 5 20 13 0 7-6 16-6 17-43 68-86 136-128 204-10-74-20-148-29-222 0-7 9-12 29-12 6 0 10 0 10-8 0-4-3-5-6-5-16 0-34 1-52 1-8 0-16 0-23 0s-16-1-23-1c-2 0-7 0-7 8 0 5 4 5 10 5 24 0 24 4 25 14 11 86 22 172 33 258 1 9 3 10 9 10 7 0 8-2 12-7 50-80 100-160 150-240z">
                <text:p/>
              </draw:path>
            </draw:g>
          </draw:g>
        </draw:g>
        <draw:g>
          <svg:title>TexMaths</svg:title>
          <svg:desc>12§latex§$U_{V}=U_{K}$§svg§600§TRUE§</svg:desc>
          <draw:g>
            <draw:path draw:style-name="gr2" draw:text-style-name="P2" draw:layer="layout" svg:width="0.29cm" svg:height="0.294cm" svg:x="7.246cm" svg:y="10.043cm" svg:viewBox="0 0 291 295" svg:d="M239 44c4-17 12-30 45-31 3 0 7 0 7-8-1-2 0-5-4-5-15 0-29 1-44 1-14 0-29-1-44-1-2 0-7 0-7 8 0 5 4 5 7 5 24 0 29 10 29 18 0 1-1 8-1 10-13 49-26 99-39 149-13 56-62 92-104 92-29 0-52-18-52-54 0-1 0-14 5-33 14-54 27-109 41-163 4-14 5-19 36-19 11 0 14 0 14-8 0-5-4-5-6-5-12 0-43 1-54 1-13 0-42-1-55-1-2 0-7 0-7 8 0 5 4 5 12 5 5 1 8 0 16 1 7 0 10 2 10 6 0 3-4 21-7 30-3 13-5 25-8 37-5 17-24 96-27 104-2 11-2 18-2 24 0 52 38 80 83 80 53 0 104-46 119-103 12-49 24-98 37-148z">
              <text:p/>
            </draw:path>
            <draw:path draw:style-name="gr2" draw:text-style-name="P2" draw:layer="layout" svg:width="0.23cm" svg:height="0.206cm" svg:x="7.528cm" svg:y="10.191cm" svg:viewBox="0 0 231 207" svg:d="M188 36c11-17 21-24 36-25 4 0 7 0 7-6 0-1-1-5-4-5-7 0-16 1-23 1-10 0-23-1-31-1-3 0-6 1-6 7 0 4 5 4 6 4 8 1 12 5 12 8 0 5-3 7-6 12-32 48-64 95-96 142-9-49-19-99-28-149 0-4 0-4 0-5 0-8 16-8 18-8 5 0 10 0 10-6-2-2-1-5-6-5-9 0-29 1-37 1s-26-1-34-1c-2 0-6 1-6 7 0 4 5 4 8 4 16 0 17 2 18 9 11 60 22 119 33 178 1 6 2 9 7 9s6-3 10-7c37-55 75-110 112-164z">
              <text:p/>
            </draw:path>
            <draw:path draw:style-name="gr2" draw:text-style-name="P2" draw:layer="layout" svg:width="0.28cm" svg:height="0.097cm" svg:x="7.938cm" svg:y="10.176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2" draw:text-style-name="P2" draw:layer="layout" svg:width="0.29cm" svg:height="0.294cm" svg:x="8.388cm" svg:y="10.043cm" svg:viewBox="0 0 291 295" svg:d="M239 44c4-17 12-30 45-31 3 0 7 0 7-8-1-2 0-5-4-5-15 0-29 1-44 1-14 0-29-1-44-1-2 0-7 0-7 8 0 5 4 5 7 5 24 0 29 10 29 18 0 1-1 8-1 10-13 49-26 99-39 149-13 56-62 92-104 92-29 0-52-18-52-54 0-1 0-14 5-33 14-54 27-109 41-163 4-14 5-19 36-19 11 0 14 0 14-8 0-5-4-5-6-5-12 0-42 1-54 1s-42-1-55-1c-2 0-7 0-7 8 0 5 4 5 12 5 5 1 8 0 16 1 7 0 10 2 10 6 0 3-3 21-7 30-3 13-5 25-8 37-4 17-24 96-27 104-2 11-2 18-2 24 0 52 38 80 83 80 53 0 104-46 119-103 12-49 24-98 37-148z">
              <text:p/>
            </draw:path>
            <draw:path draw:style-name="gr2" draw:text-style-name="P2" draw:layer="layout" svg:width="0.268cm" svg:height="0.2cm" svg:x="8.667cm" svg:y="10.191cm" svg:viewBox="0 0 269 201" svg:d="M149 82c-1-2-3-2-3-3 3-2 0 0 8-5 10-7 20-14 30-21 38-27 57-40 77-42 4 0 8 0 8-6 0-3-3-4-4-4-7 0-14 0-20 0-9 0-28-1-36-1-3 0-6 0-6 7 1 1 0 4 3 4 4 1 9 1 9 5s-10 11-13 14c-42 29-83 57-124 86 8-31 16-61 24-92 2-11 2-13 25-13 5 0 10 0 10-6 0-3-3-5-5-5-8 0-30 1-40 1-4 0-14 0-19 0-6 0-13-1-19-1-1 0-6 0-6 7 0 4 4 4 10 4 4 0 6 0 10 1 6 0 8 1 8 4 0 1 0 2-2 7-13 52-26 103-39 155-3 10-3 12-27 12-4 0-8 0-8 6 0 1 0 5 5 5 8 0 30-1 38-1 5 0 16 0 21 0 6 0 13 1 19 1 1 0 6 0 6-6 0-5-4-5-10-5-3 0-6 0-11 0-7-1-7-2-7-5 0-2 3-13 13-56 17-11 33-23 50-35 14 28 28 55 43 83 2 4 2 4 2 6 0 6-8 7-14 7-4 0-7 0-7 6 0 1 0 5 4 5 9 0 30-1 39-1 8 0 20 1 29 1 3 0 5-3 5-6 0-5-4-5-7-5-4 0-14 0-19-9-17-33-33-66-50-99z">
              <text:p/>
            </draw:path>
          </draw:g>
        </draw:g>
        <draw:custom-shape draw:style-name="gr6" draw:text-style-name="P3" draw:layer="layout" svg:width="0.2cm" svg:height="0.2cm" svg:x="6.814cm" svg:y="1.6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cm" svg:height="0.2cm" svg:x="6.814cm" svg:y="5.2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686cm" svg:height="5.05cm" svg:x="1.1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.903cm" svg:y1="8.439cm" svg:x2="10.891cm" svg:y2="8.439cm">
          <text:p/>
        </draw:line>
        <draw:custom-shape draw:style-name="gr8" draw:text-style-name="P5" draw:layer="layout" svg:width="0.2cm" svg:height="0.2cm" svg:x="6.614cm" svg:y="8.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cm" svg:height="0.2cm" svg:x="6.614cm" svg:y="11.9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686cm" svg:height="5.05cm" svg:x="1.114cm" svg:y="7.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U_{K}$§svg§600§TRUE§</svg:desc>
          <draw:g>
            <draw:path draw:style-name="gr2" draw:text-style-name="P2" draw:layer="layout" svg:width="0.29cm" svg:height="0.294cm" svg:x="7.105cm" svg:y="3.378cm" svg:viewBox="0 0 291 295" svg:d="M238 44c4-17 12-30 46-31 1 0 7 0 7-8-2-2 0-5-6-5-13 0-29 1-43 1s-30-1-43-1c-3 0-7 0-7 8 0 5 3 5 7 5 24 0 29 10 29 18 0 1-2 8-2 10-12 49-25 99-38 149-14 56-62 92-104 92-29 0-52-18-52-54 0-1 0-14 5-33 14-54 27-109 41-163 3-14 5-19 35-19 10 0 14 0 14-8 0-5-5-5-6-5-11 0-42 1-54 1s-42-1-54-1c-3 0-7 0-7 8 0 5 4 5 11 5 1 0 9 0 17 1 7 0 10 2 10 6 0 3-4 21-7 30-3 13-5 25-8 37-5 17-24 96-27 103-2 12-2 19-2 25 0 50 38 80 81 80 54 0 106-48 120-103 13-49 25-98 37-148z">
              <text:p/>
            </draw:path>
            <draw:path draw:style-name="gr2" draw:text-style-name="P2" draw:layer="layout" svg:width="0.267cm" svg:height="0.2cm" svg:x="7.383cm" svg:y="3.526cm" svg:viewBox="0 0 268 201" svg:d="M149 82c-2-2-3-2-3-3 3-2 1 0 7-5 10-7 20-14 30-21 40-27 58-40 78-42 4 0 7 0 7-6 0-3-2-4-3-4-8 0-15 0-21 0-8 0-27-1-36-1-1 0-6 0-6 7 2 1 0 4 5 4 3 1 7 1 7 5s-9 10-13 14c-41 29-81 57-122 86 8-31 15-61 23-92 2-11 2-13 26-13 4 0 9 0 9-6 0-3-3-5-5-5-9 0-30 1-39 1-4 0-15 0-20 0-6 0-13-1-19-1-1 0-6 0-6 7 0 4 3 4 9 4 5 0 6 0 12 1 6 0 6 1 6 4 0 1 0 2-1 7-13 52-26 103-39 155-3 10-3 12-25 12-6 0-10 0-10 6 0 1 0 5 5 5 9 0 30-1 38-1 5 0 16 0 20 0 6 0 14 1 20 1 1 0 6 0 6-7 0-4-4-4-10-4-4 0-6 0-11 0-7-1-7-2-7-5 0-2 4-13 14-56 17-11 33-23 50-35 14 28 27 55 41 83 3 4 3 4 3 6 0 6-9 7-13 7s-9 0-9 6c0 1 0 5 5 5 8 0 30-1 38-1 9 0 21 1 29 1 4 0 6-3 6-6 0-5-3-5-7-5-5 0-14 0-19-9-17-33-34-66-50-99z">
              <text:p/>
            </draw:path>
          </draw:g>
        </draw:g>
        <draw:line draw:style-name="gr9" draw:text-style-name="P1" draw:layer="layout" svg:x1="6.92cm" svg:y1="2.04cm" svg:x2="6.92cm" svg:y2="5.06cm">
          <text:p/>
        </draw:line>
        <draw:line draw:style-name="gr3" draw:text-style-name="P1" draw:layer="layout" svg:x1="1.905cm" svg:y1="5.339cm" svg:x2="6.795cm" svg:y2="5.339cm">
          <text:p/>
        </draw:line>
        <draw:line draw:style-name="gr3" draw:text-style-name="P1" draw:layer="layout" svg:x1="1.901cm" svg:y1="12.032cm" svg:x2="10.889cm" svg:y2="12.032cm">
          <text:p/>
        </draw:line>
        <draw:line draw:style-name="gr1" draw:text-style-name="P1" draw:layer="layout" svg:x1="1.913cm" svg:y1="3.829cm" svg:x2="1.913cm" svg:y2="5.329cm">
          <text:p/>
        </draw:line>
        <draw:custom-shape draw:style-name="gr4" draw:text-style-name="P3" draw:layer="layout" svg:width="0.5cm" svg:height="1.2cm" draw:transform="rotate (1.5707963267949) translate (3.205cm 8.69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i}$§svg§600§TRUE§</svg:desc>
          <draw:g>
            <draw:path draw:style-name="gr2" draw:text-style-name="P2" draw:layer="layout" svg:width="0.299cm" svg:height="0.295cm" svg:x="3.586cm" svg:y="8.848cm" svg:viewBox="0 0 300 296" svg:d="M140 29c3-10 5-15 12-16 3 0 18 0 26 0 30 0 75 0 75 42 0 13-6 43-22 59-11 11-34 25-71 25-15 0-31 0-46 0 8-37 17-74 26-110zM201 144c42-10 92-39 92-81 0-37-38-63-92-63-40 0-80 0-120 0-8 0-12 0-12 8 0 5 4 5 11 5 1 0 10 0 17 1 7 0 11 2 11 6 0 3 0 4-2 9-18 75-37 150-56 225-5 15-5 19-38 19-7 0-12 0-12 8 0 5 4 4 6 5 12 0 41-1 53-1 11 0 41 1 53 1 4 0 9 0 9-8 0-5-4-5-12-5-16 0-28 0-28-7 0-3 1-5 1-7 10-38 20-75 29-112 17 0 33 0 49 0 38 0 46 24 46 39 0 6-3 19-5 28-4 12-7 28-7 36 0 46 50 46 56 46 35 0 50-43 50-48 0-6-5-6-6-6-4 0-4 3-5 6-10 31-28 38-38 38-14 0-17-9-17-25 0-13 3-35 4-48 1-6 2-14 2-20 0-33-28-45-39-49z">
              <text:p/>
            </draw:path>
            <draw:path draw:style-name="gr2" draw:text-style-name="P2" draw:layer="layout" svg:width="0.087cm" svg:height="0.197cm" svg:x="3.902cm" svg:y="9.002cm" svg:viewBox="0 0 88 198" svg:d="M81 11c0-4-3-11-12-11-8 0-16 7-16 17 0 5 3 11 12 11 8 0 16-9 16-17zM22 160c-2 4-4 8-4 12 0 15 12 26 29 26 28 0 41-41 41-45 0-5-3-5-4-5-4 0-5 3-6 5-6 24-19 36-31 36-6 0-8-3-8-9 0-8 3-14 5-20 4-8 6-15 10-24 2-7 13-33 14-37 1-2 3-6 3-9 0-13-12-24-29-24-29 0-42 39-42 44 0 4 4 4 5 4 3 0 5-1 5-5 8-25 20-36 31-36 4 0 8 2 8 11 0 7-2 11-10 29-6 16-12 31-17 47z">
              <text:p/>
            </draw:path>
          </draw:g>
        </draw:g>
        <draw:line draw:style-name="gr1" draw:text-style-name="P1" draw:layer="layout" svg:x1="1.921cm" svg:y1="8.429cm" svg:x2="1.921cm" svg:y2="9.929cm">
          <text:p/>
        </draw:line>
        <draw:g>
          <svg:title>TexMaths</svg:title>
          <svg:desc>12§latex§$U_{0}$§svg§600§TRUE§</svg:desc>
          <draw:g>
            <draw:path draw:style-name="gr2" draw:text-style-name="P2" draw:layer="layout" svg:width="0.289cm" svg:height="0.294cm" svg:x="2.712cm" svg:y="9.976cm" svg:viewBox="0 0 290 295" svg:d="M238 44c4-17 11-30 44-31 3 0 8 0 8-8-2-2 0-5-5-5-15 0-29 1-43 1-15 0-30-1-43-1-3 0-9 0-9 8 0 5 5 5 9 5 24 0 27 10 27 18 0 1 0 8-1 10-12 49-25 99-37 149-15 56-62 92-104 92-29 0-52-18-52-54 0-1 0-14 5-33 14-54 27-109 41-163 3-14 5-19 34-19 11 0 15 0 15-8 0-5-5-5-6-5-12 0-42 1-54 1s-42-1-54-1c-3 0-7 0-7 8 0 5 4 5 11 5 1 0 9 0 16 1 8 0 11 2 11 6 0 3-5 21-7 30-3 13-6 25-9 37-4 17-23 96-26 104-2 11-2 18-2 24 0 52 38 80 81 80 53 0 106-46 119-103 13-49 25-98 38-148z">
              <text:p/>
            </draw:path>
            <draw:path draw:style-name="gr2" draw:text-style-name="P2" draw:layer="layout" svg:width="0.135cm" svg:height="0.2cm" svg:x="2.985cm" svg:y="10.13cm" svg:viewBox="0 0 136 201" svg:d="M136 102c0-33-3-57-18-77-8-13-26-25-50-25-68 0-68 81-68 102s0 99 68 99 68-79 68-99zM68 192c-13 0-31-8-37-32-5-17-5-40-5-62 0-21 0-44 5-60 6-24 25-30 37-30 16 0 31 10 36 27 5 16 6 37 6 63 0 22 0 43-5 61-6 28-25 33-37 33z">
              <text:p/>
            </draw:path>
          </draw:g>
        </draw:g>
        <draw:line draw:style-name="gr1" draw:text-style-name="P1" draw:layer="layout" svg:x1="1.921cm" svg:y1="10.529cm" svg:x2="1.921cm" svg:y2="12.029cm">
          <text:p/>
        </draw:line>
        <draw:custom-shape draw:style-name="gr4" draw:text-style-name="P3" draw:layer="layout" svg:width="0.5cm" svg:height="1.2cm" draw:transform="rotate (1.5707963267949) translate (8.305cm 8.687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$§svg§600§TRUE§</svg:desc>
          <draw:g>
            <draw:path draw:style-name="gr2" draw:text-style-name="P2" draw:layer="layout" svg:width="0.298cm" svg:height="0.294cm" svg:x="8.687cm" svg:y="8.842cm" svg:viewBox="0 0 299 295" svg:d="M140 29c2-10 4-15 12-16 4 0 17 0 25 0 30 0 77 0 77 42 0 13-8 43-23 58-11 11-34 26-71 26-16 0-32 0-48 0 10-37 19-74 28-110zM200 143c43-9 92-38 92-80 0-37-37-63-92-63-40 0-80 0-120 0-8 0-12 0-12 8 0 5 4 5 12 5 1 0 9 0 16 1 8 0 12 2 12 6 0 3 0 4-3 9-18 75-36 149-55 224-5 17-6 19-38 19-8 0-12 0-12 9 0 4 4 3 6 4 12 0 41-1 53-1s41 1 53 1c3 0 9 0 9-8 0-5-4-5-12-5-16 0-28 0-28-7 0-2 2-5 2-7 9-37 18-74 27-111 17 0 34 0 50 0 39 0 46 24 46 38 0 6-4 19-6 29-3 12-6 27-6 36 0 45 49 45 55 45 36 0 50-42 50-48 0-5-3-3-5-5-3 0-5 3-6 5-9 31-28 38-38 38-13 0-17-8-17-25 0-13 4-34 5-47 1-6 1-15 1-20 0-32-27-45-39-50z">
              <text:p/>
            </draw:path>
          </draw:g>
        </draw:g>
        <draw:g>
          <draw:custom-shape draw:style-name="gr5" draw:text-style-name="P4" draw:layer="layout" svg:width="0.75cm" svg:height="0.75cm" draw:transform="rotate (1.5707963267949) translate (1.555cm 3.8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.91cm" svg:y1="3.9cm" svg:x2="1.91cm" svg:y2="3.15cm">
            <text:p/>
          </draw:line>
        </draw:g>
        <draw:line draw:style-name="gr11" draw:text-style-name="P1" draw:layer="layout" svg:x1="2.45cm" svg:y1="3.233cm" svg:x2="2.45cm" svg:y2="3.941cm">
          <text:p/>
        </draw:line>
        <draw:g>
          <draw:custom-shape draw:style-name="gr5" draw:text-style-name="P4" draw:layer="layout" svg:width="0.75cm" svg:height="0.75cm" draw:transform="rotate (1.5707963267949) translate (1.573cm 10.4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.928cm" svg:y1="10.493cm" svg:x2="1.928cm" svg:y2="9.743cm">
            <text:p/>
          </draw:line>
        </draw:g>
        <draw:line draw:style-name="gr11" draw:text-style-name="P1" draw:layer="layout" svg:x1="2.468cm" svg:y1="9.826cm" svg:x2="2.468cm" svg:y2="10.534cm">
          <text:p/>
        </draw:line>
        <draw:frame draw:style-name="gr12" draw:text-style-name="P7" draw:layer="layout" svg:width="1.25cm" svg:height="0.725cm" svg:x="1.05cm" svg:y="6.103cm">
          <draw:text-box>
            <text:p text:style-name="P6"><text:span text:style-name="T1">(a)</text:span></text:p>
          </draw:text-box>
        </draw:frame>
        <draw:frame draw:style-name="gr12" draw:text-style-name="P7" draw:layer="layout" svg:width="1.25cm" svg:height="0.725cm" svg:x="1.05cm" svg:y="12.804cm">
          <draw:text-box>
            <text:p text:style-name="P6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6T13:53:29.257412413</dc:date>
    <meta:editing-duration>P1DT19H34M20S</meta:editing-duration>
    <meta:editing-cycles>71</meta:editing-cycles>
    <meta:generator>LibreOffice/7.3.7.2$Linux_X86_64 LibreOffice_project/30$Build-2</meta:generator>
    <meta:document-statistic meta:object-count="65"/>
  </office:meta>
</office:document-meta>
</file>